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7.407cm"/>
    </style:style>
    <style:style style:name="co5" style:family="table-column">
      <style:table-column-properties fo:break-before="auto" style:column-width="10.5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e2" style:family="table-cell" style:parent-style-name="Default" style:data-style-name="N33"/>
    <style:style style:name="ce3" style:family="table-cell" style:parent-style-name="Default" style:data-style-name="N1"/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emana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val.</text:p>
          </table:table-cell>
          <table:table-cell table:style-name="Default" office:value-type="string" calcext:value-type="string">
            <text:p>Sem.</text:p>
          </table:table-cell>
          <table:table-cell table:style-name="Default" office:value-type="string" calcext:value-type="string">
            <text:p>Ses.</text:p>
          </table:table-cell>
          <table:table-cell table:style-name="Default" office:value-type="string" calcext:value-type="string">
            <text:p>Restantes</text:p>
          </table:table-cell>
          <table:table-cell office:value-type="string" calcext:value-type="string">
            <text:p>UD y situaciones de aprendizaj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2];1;[.C$2:.C2]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3];1;[.C$2:.C3]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9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4];1;[.C$2:.C4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3/10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5];1;[.C$2:.C5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SUMIF([.A:.A];1;[.C:.C])-SUMIF([.A$2:.A6];1;[.C$2:.C6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7];1;[.C$2:.C7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8];1;[.C$2:.C8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SUMIF([.A:.A];1;[.C:.C])-SUMIF([.A$2:.A9];1;[.C$2:.C9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7/11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10];1;[.C$2:.C10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11];1;[.C$2:.C11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12];1;[.C$2:.C12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1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13];1;[.C$2:.C1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5/12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SUMIF([.A:.A];1;[.C:.C])-SUMIF([.A$2:.A14];1;[.C$2:.C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SUMIF([.A:.A];2;[.C:.C])-SUMIF([.A$15:.A15];2;[.C$15:.C15])" office:value-type="float" office:value="35" calcext:value-type="float">
            <text:p>35</text:p>
          </table:table-cell>
          <table:table-cell office:value-type="string" calcext:value-type="string">
            <text:p>Creación de una página web para una O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SUMIF([.A:.A];2;[.C:.C])-SUMIF([.A$15:.A16];2;[.C$15:.C16])" office:value-type="float" office:value="32" calcext:value-type="float">
            <text:p>32</text:p>
          </table:table-cell>
          <table:table-cell office:value-type="string" calcext:value-type="string">
            <text:p>Creación de una página web para una O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2</text:p>
          </table:table-cell>
          <table:table-cell table:style-name="ce3" office:value-type="float" office:value="0" calcext:value-type="float">
            <text:p>0</text:p>
          </table:table-cell>
          <table:table-cell table:style-name="ce6" table:formula="of:=SUMIF([.A:.A];2;[.C:.C])-SUMIF([.A$15:.A17];2;[.C$15:.C1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2/01</text:p>
          </table:table-cell>
          <table:table-cell table:style-name="ce3" office:value-type="float" office:value="0" calcext:value-type="float">
            <text:p>0</text:p>
          </table:table-cell>
          <table:table-cell table:style-name="ce6" table:formula="of:=SUMIF([.A:.A];2;[.C:.C])-SUMIF([.A$15:.A18];2;[.C$15:.C18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9/01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2;[.C:.C])-SUMIF([.A$15:.A19];2;[.C$15:.C19])" office:value-type="float" office:value="28" calcext:value-type="float">
            <text:p>28</text:p>
          </table:table-cell>
          <table:table-cell office:value-type="string" calcext:value-type="string">
            <text:p>Creación de una página web para una O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1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2;[.C:.C])-SUMIF([.A$15:.A20];2;[.C$15:.C20])" office:value-type="float" office:value="24" calcext:value-type="float">
            <text:p>24</text:p>
          </table:table-cell>
          <table:table-cell office:value-type="string" calcext:value-type="string">
            <text:p>Creación de una página web para una O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2;[.C:.C])-SUMIF([.A$15:.A21];2;[.C$15:.C21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01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2;[.C:.C])-SUMIF([.A$15:.A22];2;[.C$15:.C22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6/02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2;[.C:.C])-SUMIF([.A$15:.A23];2;[.C$15:.C23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2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2;[.C:.C])-SUMIF([.A$15:.A24];2;[.C$15:.C24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2;[.C:.C])-SUMIF([.A$15:.A25];2;[.C$15:.C2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02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2;[.C:.C])-SUMIF([.A$15:.A26];2;[.C$15:.C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6/0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03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28];3;[.C$27:.C28]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3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29];3;[.C$27:.C29]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7/03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30];3;[.C$27:.C30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3/04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SUMIF([.A:.A];3;[.C:.C])-SUMIF([.A$27:.A31];3;[.C$27:.C31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04</text:p>
          </table:table-cell>
          <table:table-cell table:style-name="ce3" office:value-type="float" office:value="0" calcext:value-type="float">
            <text:p>0</text:p>
          </table:table-cell>
          <table:table-cell table:style-name="ce6" table:formula="of:=SUMIF([.A:.A];3;[.C:.C])-SUMIF([.A$27:.A32];3;[.C$27:.C32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7/04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33];3;[.C$27:.C33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/04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34];3;[.C$27:.C34]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1/05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SUMIF([.A:.A];3;[.C:.C])-SUMIF([.A$27:.A35];3;[.C$27:.C35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/05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36];3;[.C$27:.C36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5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37];3;[.C$27:.C37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5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38];3;[.C$27:.C38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5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39];3;[.C$27:.C39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5/06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40];3;[.C$27:.C40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41];3;[.C$27:.C41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6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SUMIF([.A:.A];3;[.C:.C])-SUMIF([.A$27:.A42];3;[.C$27:.C42]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104852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esumen" table:style-name="ta1">
        <table:table-column table:style-name="co6" table:number-columns-repeated="3" table:default-cell-style-name="Default"/>
        <table:table-column table:style-name="co6" table:default-cell-style-name="ce6"/>
        <table:table-row table:style-name="ro1">
          <table:table-cell office:value-type="string" calcext:value-type="string">
            <text:p>Evaluación</text:p>
          </table:table-cell>
          <table:table-cell office:value-type="string" calcext:value-type="string">
            <text:p>Sesiones totales</text:p>
          </table:table-cell>
          <table:table-cell office:value-type="string" calcext:value-type="string">
            <text:p>Sesiones programadas</text:p>
          </table:table-cell>
          <table:table-cell table:style-name="Default" office:value-type="string" calcext:value-type="string">
            <text:p>% Program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IFS([$semana.C2:$semana.C42];[$semana.A2:$semana.A42];1)" office:value-type="float" office:value="49" calcext:value-type="float">
            <text:p>49</text:p>
          </table:table-cell>
          <table:table-cell table:formula="of:=SUMIFS([$semana.C2:$semana.C42];[$semana.A2:$semana.A42];1;[$semana.E2:$semana.E42];&quot;&lt;&gt;&quot;)" office:value-type="float" office:value="0" calcext:value-type="float">
            <text:p>0</text:p>
          </table:table-cell>
          <table:table-cell table:formula="of:=TEXT([.C2]/[.B2];&quot;0%&quot;)" office:value-type="string" office:string-value="0%" calcext:value-type="string">
            <text:p>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IFS([$semana.C2:$semana.C42];[$semana.A2:$semana.A42];2)" office:value-type="float" office:value="37" calcext:value-type="float">
            <text:p>37</text:p>
          </table:table-cell>
          <table:table-cell table:formula="of:=SUMIFS([$semana.C2:$semana.C42];[$semana.A2:$semana.A42];2;[$semana.E2:$semana.E42];&quot;&lt;&gt;&quot;)" office:value-type="float" office:value="13" calcext:value-type="float">
            <text:p>13</text:p>
          </table:table-cell>
          <table:table-cell table:formula="of:=TEXT([.C3]/[.B3];&quot;0%&quot;)" office:value-type="string" office:string-value="35%" calcext:value-type="string">
            <text:p>3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IFS([$semana.C2:$semana.C42];[$semana.A2:$semana.A42];3)" office:value-type="float" office:value="55" calcext:value-type="float">
            <text:p>55</text:p>
          </table:table-cell>
          <table:table-cell table:formula="of:=SUMIFS([$semana.C2:$semana.C42];[$semana.A2:$semana.A42];3;[$semana.E2:$semana.E42];&quot;&lt;&gt;&quot;)" office:value-type="float" office:value="0" calcext:value-type="float">
            <text:p>0</text:p>
          </table:table-cell>
          <table:table-cell table:formula="of:=TEXT([.C4]/[.B4];&quot;0%&quot;)" office:value-type="string" office:string-value="0%" calcext:value-type="string">
            <text:p>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 number:grouping="true"/>
    </number:number-style>
    <number:percentage-style style:name="N104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8:28:42.568214559</meta:creation-date>
    <dc:date>2022-08-27T07:11:21.739291927</dc:date>
    <meta:editing-duration>PT1H27M8S</meta:editing-duration>
    <meta:editing-cycles>25</meta:editing-cycles>
    <meta:generator>LibreOffice/7.4.0.3$Linux_X86_64 LibreOffice_project/f85e47c08ddd19c015c0114a68350214f7066f5a</meta:generator>
    <meta:document-statistic meta:table-count="2" meta:cell-count="189" meta:object-count="0"/>
  </office:meta>
</office:document-meta>
</file>